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65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>
      <style:table-cell-properties fo:background-color="#ffaa95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default-cell-style-name="ce5"/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2"/>
          <table:table-cell table:style-name="ce2" office:value-type="string" calcext:value-type="string">
            <text:p>Папа</text:p>
          </table:table-cell>
          <table:table-cell office:value-type="string" calcext:value-type="string">
            <text:p>в злотых</text:p>
          </table:table-cell>
          <table:table-cell table:style-name="ce4" office:value-type="string" calcext:value-type="string">
            <text:p>Мама</text:p>
          </table:table-cell>
          <table:table-cell office:value-type="string" calcext:value-type="string">
            <text:p>в злотых</text:p>
          </table:table-cell>
          <table:table-cell office:value-type="string" calcext:value-type="string">
            <text:p>КУРС</text:p>
          </table:table-cell>
        </table:table-row>
        <table:table-row table:style-name="ro1">
          <table:table-cell/>
          <table:table-cell office:value-type="string" calcext:value-type="string">
            <text:p>январь</text:p>
          </table:table-cell>
          <table:table-cell office:value-type="float" office:value="783" calcext:value-type="float">
            <text:p>783</text:p>
          </table:table-cell>
          <table:table-cell table:formula="of:=([.C3]*(1/[.G3]))" office:value-type="float" office:value="1261.70257335761" calcext:value-type="float">
            <text:p>1261,70257335761</text:p>
          </table:table-cell>
          <table:table-cell office:value-type="float" office:value="522" calcext:value-type="float">
            <text:p>522</text:p>
          </table:table-cell>
          <table:table-cell table:formula="of:=([.E3]*(1/[.G3]))" office:value-type="float" office:value="841.135048905074" calcext:value-type="float">
            <text:p>841,135048905074</text:p>
          </table:table-cell>
          <table:table-cell office:value-type="float" office:value="0.62059" calcext:value-type="float">
            <text:p>0,62059</text:p>
          </table:table-cell>
        </table:table-row>
        <table:table-row table:style-name="ro1">
          <table:table-cell/>
          <table:table-cell office:value-type="string" calcext:value-type="string">
            <text:p>февраль</text:p>
          </table:table-cell>
          <table:table-cell office:value-type="float" office:value="783" calcext:value-type="float">
            <text:p>783</text:p>
          </table:table-cell>
          <table:table-cell table:formula="of:=([.C4]*(1/[.G4]))" office:value-type="float" office:value="1277.36630885184" calcext:value-type="float">
            <text:p>1277,36630885184</text:p>
          </table:table-cell>
          <table:table-cell office:value-type="float" office:value="522" calcext:value-type="float">
            <text:p>522</text:p>
          </table:table-cell>
          <table:table-cell table:formula="of:=([.E4]*(1/[.G4]))" office:value-type="float" office:value="851.577539234559" calcext:value-type="float">
            <text:p>851,577539234559</text:p>
          </table:table-cell>
          <table:table-cell office:value-type="float" office:value="0.61298" calcext:value-type="float">
            <text:p>0,61298</text:p>
          </table:table-cell>
        </table:table-row>
        <table:table-row table:style-name="ro1">
          <table:table-cell/>
          <table:table-cell office:value-type="string" calcext:value-type="string">
            <text:p>март</text:p>
          </table:table-cell>
          <table:table-cell office:value-type="float" office:value="783" calcext:value-type="float">
            <text:p>783</text:p>
          </table:table-cell>
          <table:table-cell table:formula="of:=([.C5]*(1/[.G5]))" office:value-type="float" office:value="1222.17712983486" calcext:value-type="float">
            <text:p>1222,17712983486</text:p>
          </table:table-cell>
          <table:table-cell office:value-type="float" office:value="522" calcext:value-type="float">
            <text:p>522</text:p>
          </table:table-cell>
          <table:table-cell table:formula="of:=([.E5]*(1/[.G5]))" office:value-type="float" office:value="814.784753223239" calcext:value-type="float">
            <text:p>814,784753223239</text:p>
          </table:table-cell>
          <table:table-cell office:value-type="float" office:value="0.64066" calcext:value-type="float">
            <text:p>0,64066</text:p>
          </table:table-cell>
        </table:table-row>
        <table:table-row table:style-name="ro1">
          <table:table-cell/>
          <table:table-cell office:value-type="string" calcext:value-type="string">
            <text:p>апрель</text:p>
          </table:table-cell>
          <table:table-cell office:value-type="float" office:value="783" calcext:value-type="float">
            <text:p>783</text:p>
          </table:table-cell>
          <table:table-cell table:formula="of:=([.C6]*(1/[.G6]))" office:value-type="float" office:value="1150.25267363968" calcext:value-type="float">
            <text:p>1150,25267363968</text:p>
          </table:table-cell>
          <table:table-cell office:value-type="float" office:value="522" calcext:value-type="float">
            <text:p>522</text:p>
          </table:table-cell>
          <table:table-cell table:formula="of:=([.E6]*(1/[.G6]))" office:value-type="float" office:value="766.835115759784" calcext:value-type="float">
            <text:p>766,835115759784</text:p>
          </table:table-cell>
          <table:table-cell office:value-type="float" office:value="0.68072" calcext:value-type="float">
            <text:p>0,68072</text:p>
          </table:table-cell>
        </table:table-row>
        <table:table-row table:style-name="ro1">
          <table:table-cell/>
          <table:table-cell office:value-type="string" calcext:value-type="string">
            <text:p>май</text:p>
          </table:table-cell>
          <table:table-cell office:value-type="float" office:value="783" calcext:value-type="float">
            <text:p>783</text:p>
          </table:table-cell>
          <table:table-cell table:formula="of:=([.C7]*(1/[.G7]))" office:value-type="float" office:value="1125.88971169746" calcext:value-type="float">
            <text:p>1125,88971169746</text:p>
          </table:table-cell>
          <table:table-cell office:value-type="float" office:value="522" calcext:value-type="float">
            <text:p>522</text:p>
          </table:table-cell>
          <table:table-cell table:formula="of:=([.E7]*(1/[.G7]))" office:value-type="float" office:value="750.593141131641" calcext:value-type="float">
            <text:p>750,593141131641</text:p>
          </table:table-cell>
          <table:table-cell office:value-type="float" office:value="0.69545" calcext:value-type="float">
            <text:p>0,69545</text:p>
          </table:table-cell>
        </table:table-row>
        <table:table-row table:style-name="ro1">
          <table:table-cell/>
          <table:table-cell office:value-type="string" calcext:value-type="string">
            <text:p>июнь</text:p>
          </table:table-cell>
          <table:table-cell office:value-type="float" office:value="783" calcext:value-type="float">
            <text:p>783</text:p>
          </table:table-cell>
          <table:table-cell table:formula="of:=([.C8]*(1/[.G8]))" office:value-type="float" office:value="1118.21998800377" calcext:value-type="float">
            <text:p>1118,21998800377</text:p>
          </table:table-cell>
          <table:table-cell office:value-type="float" office:value="522" calcext:value-type="float">
            <text:p>522</text:p>
          </table:table-cell>
          <table:table-cell table:formula="of:=([.E8]*(1/[.G8]))" office:value-type="float" office:value="745.479992002514" calcext:value-type="float">
            <text:p>745,479992002514</text:p>
          </table:table-cell>
          <table:table-cell office:value-type="float" office:value="0.70022" calcext:value-type="float">
            <text:p>0,70022</text:p>
          </table:table-cell>
        </table:table-row>
        <table:table-row table:style-name="ro1">
          <table:table-cell/>
          <table:table-cell office:value-type="string" calcext:value-type="string">
            <text:p>июль </text:p>
          </table:table-cell>
          <table:table-cell office:value-type="float" office:value="783" calcext:value-type="float">
            <text:p>783</text:p>
          </table:table-cell>
          <table:table-cell table:formula="of:=([.C9]*(1/[.G9]))" office:value-type="float" office:value="1049.94971505196" calcext:value-type="float">
            <text:p>1049,94971505196</text:p>
          </table:table-cell>
          <table:table-cell office:value-type="float" office:value="522" calcext:value-type="float">
            <text:p>522</text:p>
          </table:table-cell>
          <table:table-cell table:formula="of:=([.E9]*(1/[.G9]))" office:value-type="float" office:value="699.966476701307" calcext:value-type="float">
            <text:p>699,966476701307</text:p>
          </table:table-cell>
          <table:table-cell office:value-type="float" office:value="0.74575" calcext:value-type="float">
            <text:p>0,74575</text:p>
          </table:table-cell>
        </table:table-row>
        <table:table-row table:style-name="ro1">
          <table:table-cell/>
          <table:table-cell office:value-type="string" calcext:value-type="string">
            <text:p>август</text:p>
          </table:table-cell>
          <table:table-cell office:value-type="float" office:value="783" calcext:value-type="float">
            <text:p>783</text:p>
          </table:table-cell>
          <table:table-cell table:formula="of:=([.C10]*(1/[.G10]))" office:value-type="float" office:value="1001.48367952522" calcext:value-type="float">
            <text:p>1001,48367952522</text:p>
          </table:table-cell>
          <table:table-cell office:value-type="float" office:value="522" calcext:value-type="float">
            <text:p>522</text:p>
          </table:table-cell>
          <table:table-cell table:formula="of:=([.E10]*(1/[.G10]))" office:value-type="float" office:value="667.655786350148" calcext:value-type="float">
            <text:p>667,655786350148</text:p>
          </table:table-cell>
          <table:table-cell office:value-type="float" office:value="0.78184" calcext:value-type="float">
            <text:p>0,78184</text:p>
          </table:table-cell>
        </table:table-row>
        <table:table-row table:style-name="ro1">
          <table:table-cell/>
          <table:table-cell office:value-type="string" calcext:value-type="string">
            <text:p>сентябрь</text:p>
          </table:table-cell>
          <table:table-cell office:value-type="float" office:value="783" calcext:value-type="float">
            <text:p>783</text:p>
          </table:table-cell>
          <table:table-cell table:formula="of:=([.C11]*(1/[.G11]))" office:value-type="float" office:value="1022.35337128532" calcext:value-type="float">
            <text:p>1022,35337128532</text:p>
          </table:table-cell>
          <table:table-cell office:value-type="float" office:value="522" calcext:value-type="float">
            <text:p>522</text:p>
          </table:table-cell>
          <table:table-cell table:formula="of:=([.E11]*(1/[.G11]))" office:value-type="float" office:value="681.568914190213" calcext:value-type="float">
            <text:p>681,568914190213</text:p>
          </table:table-cell>
          <table:table-cell office:value-type="float" office:value="0.76588" calcext:value-type="float">
            <text:p>0,76588</text:p>
          </table:table-cell>
        </table:table-row>
        <table:table-row table:style-name="ro1">
          <table:table-cell/>
          <table:table-cell office:value-type="string" calcext:value-type="string">
            <text:p>октябрь</text:p>
          </table:table-cell>
          <table:table-cell office:value-type="float" office:value="783" calcext:value-type="float">
            <text:p>783</text:p>
          </table:table-cell>
          <table:table-cell table:formula="of:=([.C12]*(1/[.G12]))" office:value-type="float" office:value="1026.65635202643" calcext:value-type="float">
            <text:p>1026,65635202643</text:p>
          </table:table-cell>
          <table:table-cell office:value-type="float" office:value="522" calcext:value-type="float">
            <text:p>522</text:p>
          </table:table-cell>
          <table:table-cell table:formula="of:=([.E12]*(1/[.G12]))" office:value-type="float" office:value="684.437568017622" calcext:value-type="float">
            <text:p>684,437568017622</text:p>
          </table:table-cell>
          <table:table-cell office:value-type="float" office:value="0.76267" calcext:value-type="float">
            <text:p>0,76267</text:p>
          </table:table-cell>
        </table:table-row>
        <table:table-row table:style-name="ro1">
          <table:table-cell/>
          <table:table-cell office:value-type="string" calcext:value-type="string">
            <text:p>ноябрь</text:p>
          </table:table-cell>
          <table:table-cell office:value-type="float" office:value="783" calcext:value-type="float">
            <text:p>783</text:p>
          </table:table-cell>
          <table:table-cell table:formula="of:=([.C13]*(1/[.G13]))" office:value-type="float" office:value="1024.60088981942" calcext:value-type="float">
            <text:p>1024,60088981942</text:p>
          </table:table-cell>
          <table:table-cell office:value-type="float" office:value="522" calcext:value-type="float">
            <text:p>522</text:p>
          </table:table-cell>
          <table:table-cell table:formula="of:=([.E13]*(1/[.G13]))" office:value-type="float" office:value="683.067259879613" calcext:value-type="float">
            <text:p>683,067259879613</text:p>
          </table:table-cell>
          <table:table-cell office:value-type="float" office:value="0.7642" calcext:value-type="float">
            <text:p>0,7642</text:p>
          </table:table-cell>
        </table:table-row>
        <table:table-row table:style-name="ro1">
          <table:table-cell/>
          <table:table-cell office:value-type="string" calcext:value-type="string">
            <text:p>декабрь</text:p>
          </table:table-cell>
          <table:table-cell office:value-type="float" office:value="783" calcext:value-type="float">
            <text:p>783</text:p>
          </table:table-cell>
          <table:table-cell table:formula="of:=([.C14]*(1/[.G14]))" office:value-type="float" office:value="977.503682804424" calcext:value-type="float">
            <text:p>977,503682804424</text:p>
          </table:table-cell>
          <table:table-cell office:value-type="float" office:value="522" calcext:value-type="float">
            <text:p>522</text:p>
          </table:table-cell>
          <table:table-cell table:formula="of:=([.E14]*(1/[.G14]))" office:value-type="float" office:value="651.669121869616" calcext:value-type="float">
            <text:p>651,669121869616</text:p>
          </table:table-cell>
          <table:table-cell office:value-type="float" office:value="0.80102" calcext:value-type="float">
            <text:p>0,80102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ИТОГО</text:p>
          </table:table-cell>
          <table:table-cell table:style-name="ce3" table:formula="of:=SUM([.C3:.C14])" office:value-type="float" office:value="9396" calcext:value-type="float">
            <text:p>9396</text:p>
          </table:table-cell>
          <table:table-cell table:style-name="ce3" table:formula="of:=SUM([.D3:.D14])" office:value-type="float" office:value="13258.156075898" calcext:value-type="float">
            <text:p>13258,156075898</text:p>
          </table:table-cell>
          <table:table-cell table:style-name="ce4" table:formula="of:=SUM([.E3:.E14])" office:value-type="float" office:value="6264" calcext:value-type="float">
            <text:p>6264</text:p>
          </table:table-cell>
          <table:table-cell table:style-name="ce4" table:formula="of:=SUM([.F3:.F14])" office:value-type="float" office:value="8838.77071726533" calcext:value-type="float">
            <text:p>8838,77071726533</text:p>
          </table:table-cell>
          <table:table-cell table:style-name="Default"/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ВМЕСТЕ</text:p>
          </table:table-cell>
          <table:table-cell table:formula="of:=([.D16]+[.F16])" office:value-type="float" office:value="22096.9267931633" calcext:value-type="float">
            <text:p>22096,9267931633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В МЕСЯЦ</text:p>
          </table:table-cell>
          <table:table-cell table:formula="of:=([.C19]/12)" office:value-type="float" office:value="1841.41056609694" calcext:value-type="float">
            <text:p>1841,4105660969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НА ЧЛЕНА СЕМЬИ В МЕСЯЦ</text:p>
          </table:table-cell>
          <table:table-cell/>
          <table:table-cell table:formula="of:=([.C21]/3)" office:value-type="float" office:value="613.803522032315" calcext:value-type="float">
            <text:p>613,803522032315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НА ЧЛЕНА СЕМЬИ В ГОД</text:p>
          </table:table-cell>
          <table:table-cell/>
          <table:table-cell table:formula="of:=[.C19]/3" office:value-type="float" office:value="7365.64226438778" calcext:value-type="float">
            <text:p>7365,64226438778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.00.0000</text:date>, <text:time style:data-style-name="N2" text:time-value="12:55:07.3069551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2:31:36.966235064</meta:creation-date>
    <dc:date>2024-11-26T13:06:20.916803919</dc:date>
    <meta:editing-duration>PT29M14S</meta:editing-duration>
    <meta:editing-cycles>2</meta:editing-cycles>
    <meta:generator>LibreOffice/7.6.7.2$Linux_X86_64 LibreOffice_project/60$Build-2</meta:generator>
    <meta:document-statistic meta:table-count="1" meta:cell-count="90" meta:object-count="0"/>
  </office:meta>
</office:document-meta>
</file>